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officeooo:rsid="000154bb" officeooo:paragraph-rsid="000154bb" style:font-style-asian="normal" style:font-weight-asian="normal" style:font-style-complex="normal" style:font-weight-complex="normal"/>
    </style:style>
    <style:style style:name="P3" style:family="paragraph" style:parent-style-name="Standard">
      <style:text-properties fo:font-style="normal" fo:font-weight="normal" officeooo:rsid="000154bb" officeooo:paragraph-rsid="0005370a" style:font-style-asian="normal" style:font-weight-asian="normal" style:font-style-complex="normal" style:font-weight-complex="normal"/>
    </style:style>
    <style:style style:name="P4" style:family="paragraph" style:parent-style-name="Standard">
      <style:text-properties fo:font-style="normal" fo:font-weight="normal" officeooo:rsid="00045f93" officeooo:paragraph-rsid="00045f93" style:font-style-asian="normal" style:font-weight-asian="normal" style:font-style-complex="normal" style:font-weight-complex="normal"/>
    </style:style>
    <style:style style:name="P5" style:family="paragraph" style:parent-style-name="Standard">
      <style:text-properties fo:font-style="normal" fo:font-weight="normal" officeooo:rsid="00052e10" officeooo:paragraph-rsid="00052e10" style:font-style-asian="normal" style:font-weight-asian="normal" style:font-style-complex="normal" style:font-weight-complex="normal"/>
    </style:style>
    <style:style style:name="P6" style:family="paragraph" style:parent-style-name="Standard">
      <style:text-properties fo:font-style="normal" fo:font-weight="normal" officeooo:rsid="0005370a" officeooo:paragraph-rsid="0005370a" style:font-style-asian="normal" style:font-weight-asian="normal" style:font-style-complex="normal" style:font-weight-complex="normal"/>
    </style:style>
    <style:style style:name="P7" style:family="paragraph" style:parent-style-name="Standard">
      <style:text-properties fo:font-style="normal" fo:font-weight="normal" officeooo:rsid="0006d7cb" officeooo:paragraph-rsid="0006d7cb" style:font-style-asian="normal" style:font-weight-asian="normal" style:font-style-complex="normal" style:font-weight-complex="normal"/>
    </style:style>
    <style:style style:name="P8" style:family="paragraph" style:parent-style-name="Standard">
      <style:text-properties fo:font-style="normal" fo:font-weight="normal" officeooo:rsid="00509ab9" officeooo:paragraph-rsid="00509ab9" style:font-style-asian="normal" style:font-weight-asian="normal" style:font-style-complex="normal" style:font-weight-complex="normal"/>
    </style:style>
    <style:style style:name="P9" style:family="paragraph" style:parent-style-name="Standard">
      <style:text-properties fo:font-style="normal" fo:font-weight="bold" officeooo:rsid="000154bb" officeooo:paragraph-rsid="000154bb" style:font-style-asian="normal" style:font-weight-asian="bold" style:font-style-complex="normal" style:font-weight-complex="bold"/>
    </style:style>
    <style:style style:name="P10" style:family="paragraph" style:parent-style-name="Standard">
      <style:text-properties fo:font-style="normal" fo:font-weight="bold" officeooo:rsid="00509ab9" officeooo:paragraph-rsid="00509ab9" style:font-style-asian="normal" style:font-weight-asian="bold" style:font-style-complex="normal" style:font-weight-complex="bold"/>
    </style:style>
    <style:style style:name="P11" style:family="paragraph" style:parent-style-name="Standard">
      <style:text-properties style:font-name="FreeMono"/>
    </style:style>
    <style:style style:name="P12" style:family="paragraph" style:parent-style-name="Standard">
      <style:text-properties style:font-name="FreeMono" fo:font-size="11pt" officeooo:rsid="000b3064" officeooo:paragraph-rsid="00236538" style:font-size-asian="11pt" style:font-size-complex="11pt"/>
    </style:style>
    <style:style style:name="P13" style:family="paragraph" style:parent-style-name="Standard">
      <style:text-properties fo:font-variant="normal" fo:text-transform="none" fo:color="#222222" style:font-name="arial" fo:font-size="9pt" fo:letter-spacing="normal" fo:font-style="normal" fo:font-weight="normal" officeooo:rsid="0052213c" officeooo:paragraph-rsid="0052213c"/>
    </style:style>
    <style:style style:name="P14" style:family="paragraph" style:parent-style-name="Standard">
      <style:text-properties officeooo:paragraph-rsid="00535f02"/>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text-properties style:font-name="Liberation Serif" fo:font-size="12pt" fo:font-weight="bold" officeooo:rsid="002130bf" officeooo:paragraph-rsid="002130bf" style:font-weight-asian="bold" style:font-weight-complex="bold"/>
    </style:style>
    <style:style style:name="P17" style:family="paragraph" style:parent-style-name="Text_20_body">
      <style:text-properties style:font-name="Liberation Serif" fo:font-size="12pt" fo:font-weight="bold" officeooo:rsid="005127af" officeooo:paragraph-rsid="005127af" style:font-weight-asian="bold" style:font-weight-complex="bold"/>
    </style:style>
    <style:style style:name="P18" style:family="paragraph" style:parent-style-name="Text_20_body">
      <style:text-properties style:font-name="Liberation Serif" fo:font-size="12pt" style:text-underline-style="none" officeooo:rsid="0022b6fe" officeooo:paragraph-rsid="0022b6fe"/>
    </style:style>
    <style:style style:name="P19" style:family="paragraph" style:parent-style-name="Text_20_body">
      <style:text-properties style:font-name="Liberation Serif" fo:font-size="12pt" officeooo:rsid="002130bf" officeooo:paragraph-rsid="002130bf"/>
    </style:style>
    <style:style style:name="P20" style:family="paragraph" style:parent-style-name="Text_20_body">
      <style:text-properties style:font-name="FreeMono"/>
    </style:style>
    <style:style style:name="P21" style:family="paragraph" style:parent-style-name="Text_20_body">
      <style:text-properties style:font-name="FreeMono" fo:font-size="12pt" style:font-size-asian="12pt" style:font-size-complex="12pt"/>
    </style:style>
    <style:style style:name="P22" style:family="paragraph" style:parent-style-name="Text_20_body">
      <style:text-properties style:font-name="FreeMono" fo:font-size="12pt" officeooo:rsid="0048bb4b" officeooo:paragraph-rsid="0048bb4b" style:font-size-asian="12pt" style:font-size-complex="12pt"/>
    </style:style>
    <style:style style:name="P23" style:family="paragraph" style:parent-style-name="Text_20_body">
      <style:text-properties style:font-name="FreeMono" fo:font-size="12pt" officeooo:rsid="0048bb4b" officeooo:paragraph-rsid="0048bb4b"/>
    </style:style>
    <style:style style:name="P24" style:family="paragraph" style:parent-style-name="Text_20_body">
      <style:text-properties style:font-name="FreeMono" fo:font-size="12pt" officeooo:paragraph-rsid="001fa7a4"/>
    </style:style>
    <style:style style:name="P25" style:family="paragraph" style:parent-style-name="Text_20_body">
      <style:text-properties style:font-name="FreeMono" fo:font-size="12pt" officeooo:rsid="004a45a8" officeooo:paragraph-rsid="004a45a8"/>
    </style:style>
    <style:style style:name="P26" style:family="paragraph" style:parent-style-name="Text_20_body">
      <style:text-properties style:font-name="FreeMono" officeooo:paragraph-rsid="00115842"/>
    </style:style>
    <style:style style:name="P27" style:family="paragraph" style:parent-style-name="Text_20_body">
      <style:text-properties style:font-name="FreeMono" fo:font-size="10.5pt" officeooo:rsid="00215e4a" officeooo:paragraph-rsid="00215e4a" style:font-size-asian="10.5pt" style:font-size-complex="10.5pt"/>
    </style:style>
    <style:style style:name="P28" style:family="paragraph" style:parent-style-name="Text_20_body">
      <style:text-properties style:font-name="FreeMono" fo:font-weight="bold" style:font-weight-asian="bold" style:font-weight-complex="bold"/>
    </style:style>
    <style:style style:name="P29" style:family="paragraph" style:parent-style-name="Text_20_body">
      <style:text-properties style:font-name="FreeMono" officeooo:paragraph-rsid="003414d2"/>
    </style:style>
    <style:style style:name="P30" style:family="paragraph" style:parent-style-name="Text_20_body">
      <style:text-properties style:font-name="FreeMono" officeooo:rsid="00379b83" officeooo:paragraph-rsid="00379b83"/>
    </style:style>
    <style:style style:name="P31" style:family="paragraph" style:parent-style-name="Text_20_body">
      <style:text-properties officeooo:paragraph-rsid="0008fe7b"/>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12f1e8" officeooo:paragraph-rsid="0012f1e8" style:font-weight-asian="bold" style:font-weight-complex="bold"/>
    </style:style>
    <style:style style:name="P34" style:family="paragraph" style:parent-style-name="Text_20_body">
      <style:text-properties fo:font-weight="bold" officeooo:rsid="0052213c" officeooo:paragraph-rsid="0052213c" style:font-weight-asian="bold" style:font-weight-complex="bold"/>
    </style:style>
    <style:style style:name="P35" style:family="paragraph" style:parent-style-name="Text_20_body">
      <style:text-properties fo:font-weight="bold" officeooo:rsid="00535f02" officeooo:paragraph-rsid="00535f02" style:font-weight-asian="bold" style:font-weight-complex="bold"/>
    </style:style>
    <style:style style:name="P36" style:family="paragraph" style:parent-style-name="Text_20_body">
      <style:text-properties fo:font-variant="normal" fo:text-transform="none" fo:color="#3a3a3a" style:font-name="monospace" fo:font-size="10.5pt" fo:letter-spacing="normal" fo:font-style="normal" fo:font-weight="normal" style:font-weight-asian="bold" style:font-weight-complex="bold"/>
    </style:style>
    <style:style style:name="P37" style:family="paragraph" style:parent-style-name="Text_20_body">
      <style:text-properties fo:font-variant="normal" fo:text-transform="none" fo:color="#3a3a3a" style:font-name="monospace" fo:font-size="10.5pt" fo:letter-spacing="normal" fo:font-style="normal" fo:font-weight="normal" officeooo:rsid="0023867c" officeooo:paragraph-rsid="0023867c"/>
    </style:style>
    <style:style style:name="P38" style:family="paragraph" style:parent-style-name="Text_20_body">
      <style:text-properties fo:font-variant="normal" fo:text-transform="none" fo:color="#3a3a3a" style:font-name="monospace" fo:font-size="10.5pt" fo:letter-spacing="normal" fo:font-style="normal" fo:font-weight="normal" officeooo:rsid="0024c475" officeooo:paragraph-rsid="0024c475"/>
    </style:style>
    <style:style style:name="P39" style:family="paragraph" style:parent-style-name="Text_20_body">
      <style:text-properties fo:font-variant="normal" fo:text-transform="none" fo:color="#3a3a3a" style:font-name="monospace" fo:font-size="10.5pt" fo:letter-spacing="normal" fo:font-style="normal" fo:font-weight="normal" officeooo:rsid="002a8319" officeooo:paragraph-rsid="002a8319"/>
    </style:style>
    <style:style style:name="P40" style:family="paragraph" style:parent-style-name="Text_20_body">
      <style:text-properties fo:font-variant="normal" fo:text-transform="none" fo:color="#3a3a3a" style:font-name="monospace" fo:font-size="10.5pt" fo:letter-spacing="normal" fo:font-style="normal" fo:font-weight="normal" officeooo:rsid="003414d2" officeooo:paragraph-rsid="003414d2"/>
    </style:style>
    <style:style style:name="P41" style:family="paragraph" style:parent-style-name="Text_20_body">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42" style:family="paragraph" style:parent-style-name="Text_20_body">
      <style:text-properties officeooo:paragraph-rsid="0012f1e8"/>
    </style:style>
    <style:style style:name="P43" style:family="paragraph" style:parent-style-name="Text_20_body">
      <style:text-properties officeooo:paragraph-rsid="00115842"/>
    </style:style>
    <style:style style:name="P44" style:family="paragraph" style:parent-style-name="Text_20_body">
      <style:text-properties officeooo:paragraph-rsid="0014a33a"/>
    </style:style>
    <style:style style:name="P45" style:family="paragraph" style:parent-style-name="Text_20_body">
      <style:text-properties fo:font-size="12pt" officeooo:rsid="002c0931" officeooo:paragraph-rsid="002c0931" style:font-size-asian="12pt" style:font-size-complex="12pt"/>
    </style:style>
    <style:style style:name="P46" style:family="paragraph" style:parent-style-name="Text_20_body">
      <style:text-properties officeooo:rsid="00323ac9" officeooo:paragraph-rsid="003d33d5"/>
    </style:style>
    <style:style style:name="P47" style:family="paragraph" style:parent-style-name="Text_20_body">
      <style:text-properties officeooo:rsid="003d33d5" officeooo:paragraph-rsid="003d33d5"/>
    </style:style>
    <style:style style:name="P48" style:family="paragraph" style:parent-style-name="Text_20_body">
      <style:text-properties officeooo:rsid="0041cd3b" officeooo:paragraph-rsid="00429d40"/>
    </style:style>
    <style:style style:name="P49" style:family="paragraph" style:parent-style-name="Text_20_body">
      <style:text-properties officeooo:rsid="0041cd3b" officeooo:paragraph-rsid="0041cd3b"/>
    </style:style>
    <style:style style:name="P50" style:family="paragraph" style:parent-style-name="Text_20_body">
      <style:text-properties officeooo:rsid="0052213c" officeooo:paragraph-rsid="0052213c"/>
    </style:style>
    <style:style style:name="P51" style:family="paragraph" style:parent-style-name="Text_20_body">
      <style:text-properties fo:font-weight="normal" officeooo:rsid="00535f02" officeooo:paragraph-rsid="00535f02" style:font-weight-asian="normal" style:font-weight-complex="normal"/>
    </style:style>
    <style:style style:name="P52" style:family="paragraph" style:parent-style-name="Text_20_body">
      <style:paragraph-properties fo:margin-left="0in" fo:margin-right="0in" fo:text-indent="0in" style:auto-text-indent="false"/>
      <style:text-properties fo:font-variant="normal" fo:text-transform="none" fo:color="#3a3a3a" style:font-name="monospace" fo:font-size="10.5pt" fo:letter-spacing="normal" fo:font-style="normal" fo:font-weight="normal" officeooo:rsid="000e0a61" officeooo:paragraph-rsid="000e0a61" style:font-style-asian="normal" style:font-weight-asian="normal" style:font-style-complex="normal" style:font-weight-complex="normal"/>
    </style:style>
    <style:style style:name="P53" style:family="paragraph" style:parent-style-name="Text_20_body">
      <style:paragraph-properties fo:margin-left="0in" fo:margin-right="0in" fo:text-indent="0in" style:auto-text-indent="false"/>
      <style:text-properties officeooo:paragraph-rsid="0020451d"/>
    </style:style>
    <style:style style:name="P54" style:family="paragraph" style:parent-style-name="Standard">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5"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56" style:family="paragraph" style:parent-style-name="Standard">
      <style:paragraph-properties fo:margin-left="0in" fo:margin-right="0in" fo:orphans="2" fo:widows="2" fo:text-indent="0in" style:auto-text-indent="false"/>
      <style:text-properties fo:font-variant="normal" fo:text-transform="none" fo:color="#1155cc" style:font-name="Helvetica Neue" fo:font-size="9.75pt" fo:letter-spacing="normal" fo:font-style="normal" fo:font-weight="normal" fo:background-color="#ffffff"/>
    </style:style>
    <style:style style:name="P57" style:family="paragraph" style:parent-style-name="Standard">
      <style:paragraph-properties fo:margin-left="0in" fo:margin-right="0in" fo:orphans="2" fo:widows="2" fo:text-indent="0in" style:auto-text-indent="false"/>
    </style:style>
    <style:style style:name="P58" style:family="paragraph" style:parent-style-name="Preformatted_20_Text">
      <style:paragraph-properties fo:margin-left="0in" fo:margin-right="0in" fo:text-indent="0in" style:auto-text-indent="false"/>
      <style:text-properties officeooo:rsid="000b3064" officeooo:paragraph-rsid="00236538"/>
    </style:style>
    <style:style style:name="P59" style:family="paragraph" style:parent-style-name="Preformatted_20_Text">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60" style:family="paragraph" style:parent-style-name="Preformatted_20_Text">
      <style:paragraph-properties fo:margin-left="0in" fo:margin-right="0in" fo:text-indent="0in" style:auto-text-indent="false"/>
      <style:text-properties style:font-name="FreeMono" fo:font-size="10pt" officeooo:rsid="0018080f" officeooo:paragraph-rsid="00236538" style:font-size-asian="10pt" style:font-size-complex="10pt"/>
    </style:style>
    <style:style style:name="P61" style:family="paragraph" style:parent-style-name="Preformatted_20_Text">
      <style:paragraph-properties fo:margin-left="0in" fo:margin-right="0in" fo:text-indent="0in" style:auto-text-indent="false"/>
      <style:text-properties fo:font-size="12pt" officeooo:rsid="000b3064" officeooo:paragraph-rsid="002cf2b5" style:font-size-asian="12pt" style:font-size-complex="12pt"/>
    </style:style>
    <style:style style:name="P62"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italic" fo:font-weight="normal" officeooo:rsid="000c282d" officeooo:paragraph-rsid="000c282d" style:font-style-asian="italic" style:font-weight-asian="bold" style:font-style-complex="italic" style:font-weight-complex="bold"/>
    </style:style>
    <style:style style:name="P63"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63ae8" officeooo:paragraph-rsid="002a8319"/>
    </style:style>
    <style:style style:name="P64"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a8319" officeooo:paragraph-rsid="002a8319"/>
    </style:style>
    <style:style style:name="P65" style:family="paragraph" style:parent-style-name="Preformatted_20_Text">
      <style:paragraph-properties fo:margin-left="0.4925in" fo:margin-right="0in" fo:text-indent="0in" style:auto-text-indent="false"/>
      <style:text-properties officeooo:rsid="000b3064" officeooo:paragraph-rsid="00236538"/>
    </style:style>
    <style:style style:name="P66" style:family="paragraph" style:parent-style-name="Preformatted_20_Text">
      <style:text-properties style:font-name="FreeMono" fo:font-size="11pt" officeooo:rsid="000b3064" officeooo:paragraph-rsid="00236538" style:font-size-asian="11pt" style:font-size-complex="11pt"/>
    </style:style>
    <style:style style:name="P67" style:family="paragraph" style:parent-style-name="Preformatted_20_Text">
      <style:text-properties style:font-name="FreeMono" fo:font-size="10pt" officeooo:rsid="002e2018" officeooo:paragraph-rsid="002e2018" style:font-size-asian="10pt" style:font-size-complex="10pt"/>
    </style:style>
    <style:style style:name="P68" style:family="paragraph" style:parent-style-name="Preformatted_20_Text">
      <style:text-properties style:font-name="FreeMono" fo:font-size="10pt" officeooo:rsid="0030132f" officeooo:paragraph-rsid="0030132f" style:font-size-asian="10pt" style:font-size-complex="10pt"/>
    </style:style>
    <style:style style:name="P69" style:family="paragraph" style:parent-style-name="Preformatted_20_Text">
      <style:text-properties style:font-name="FreeMono" fo:font-size="10pt" officeooo:rsid="0032038d" officeooo:paragraph-rsid="0032038d" style:font-size-asian="10pt" style:font-size-complex="10pt"/>
    </style:style>
    <style:style style:name="P70" style:family="paragraph" style:parent-style-name="Preformatted_20_Text">
      <style:text-properties style:font-name="FreeMono" fo:font-size="12pt" style:font-size-asian="12pt" style:font-size-complex="12pt"/>
    </style:style>
    <style:style style:name="P71" style:family="paragraph" style:parent-style-name="Preformatted_20_Text">
      <style:text-properties style:font-name="FreeMono" fo:font-size="12pt" officeooo:rsid="000b3064" officeooo:paragraph-rsid="002cf2b5" style:font-size-asian="12pt" style:font-size-complex="12pt"/>
    </style:style>
    <style:style style:name="P72" style:family="paragraph" style:parent-style-name="Preformatted_20_Text">
      <style:text-properties style:font-name="FreeMono" fo:font-size="12pt" officeooo:rsid="002e2018" officeooo:paragraph-rsid="002e2018" style:font-size-asian="12pt" style:font-size-complex="12pt"/>
    </style:style>
    <style:style style:name="P73" style:family="paragraph" style:parent-style-name="Preformatted_20_Text">
      <style:text-properties style:font-name="FreeMono" fo:font-size="12pt" officeooo:paragraph-rsid="003b4195" style:font-size-asian="12pt" style:font-size-complex="12pt"/>
    </style:style>
    <style:style style:name="P74" style:family="paragraph" style:parent-style-name="Preformatted_20_Text">
      <style:text-properties style:font-name="FreeMono" fo:font-size="12pt" fo:font-weight="bold" style:font-size-asian="12pt" style:font-weight-asian="bold" style:font-size-complex="12pt" style:font-weight-complex="bold"/>
    </style:style>
    <style:style style:name="P75" style:family="paragraph" style:parent-style-name="Preformatted_20_Text">
      <style:text-properties style:font-name="FreeMono" fo:font-size="12pt" fo:font-weight="bold" officeooo:rsid="000b3064" officeooo:paragraph-rsid="002d0ebe" style:font-size-asian="12pt" style:font-weight-asian="bold" style:font-size-complex="12pt" style:font-weight-complex="bold"/>
    </style:style>
    <style:style style:name="P76" style:family="paragraph" style:parent-style-name="Preformatted_20_Text">
      <style:text-properties style:font-name="FreeMono" officeooo:rsid="002bded6" officeooo:paragraph-rsid="003b4195"/>
    </style:style>
    <style:style style:name="P77" style:family="paragraph" style:parent-style-name="Preformatted_20_Text">
      <style:text-properties officeooo:rsid="000b3064" officeooo:paragraph-rsid="00236538"/>
    </style:style>
    <style:style style:name="P78" style:family="paragraph" style:parent-style-name="Preformatted_20_Text">
      <style:text-properties officeooo:rsid="000b3064" officeooo:paragraph-rsid="002cf2b5"/>
    </style:style>
    <style:style style:name="P79" style:family="paragraph" style:parent-style-name="Preformatted_20_Text">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80"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style>
    <style:style style:name="P81"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0ebe"/>
    </style:style>
    <style:style style:name="P82"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4bc2"/>
    </style:style>
    <style:style style:name="P83"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fo:font-size="12pt" officeooo:paragraph-rsid="002d0ebe" style:font-size-asian="12pt" style:font-size-complex="12pt"/>
    </style:style>
    <style:style style:name="P84" style:family="paragraph" style:parent-style-name="Standard" style:list-style-name="L1"/>
    <style:style style:name="P85" style:family="paragraph" style:parent-style-name="Heading_20_2">
      <style:text-properties fo:font-weight="bold" style:font-size-asian="14pt" style:font-weight-asian="bold" style:font-size-complex="14pt" style:font-weight-complex="bold"/>
    </style:style>
    <style:style style:name="P86" style:family="paragraph" style:parent-style-name="Heading_20_3">
      <style:text-properties officeooo:paragraph-rsid="0015fa4b"/>
    </style:style>
    <style:style style:name="P87" style:family="paragraph" style:parent-style-name="Heading_20_3">
      <style:text-properties officeooo:rsid="000b3064" officeooo:paragraph-rsid="00236538"/>
    </style:style>
    <style:style style:name="P88" style:family="paragraph" style:parent-style-name="Heading_20_3">
      <style:text-properties officeooo:rsid="00323ac9" officeooo:paragraph-rsid="003d33d5"/>
    </style:style>
    <style:style style:name="P89" style:family="paragraph" style:parent-style-name="Heading_20_3">
      <style:text-properties officeooo:rsid="0041cd3b" officeooo:paragraph-rsid="0041cd3b"/>
    </style:style>
    <style:style style:name="P90" style:family="paragraph" style:parent-style-name="Preformatted_20_Text">
      <style:text-properties style:font-name="FreeMono" fo:font-size="12pt" style:font-size-asian="12pt" style:font-size-complex="12pt"/>
    </style:style>
    <style:style style:name="T1" style:family="text">
      <style:text-properties fo:font-variant="normal" fo:text-transform="none" fo:color="#000000" style:font-name="Liberation Serif" fo:font-size="12pt" fo:letter-spacing="normal" fo:font-weight="normal" officeooo:rsid="0008fe7b" style:font-size-asian="12pt" style:font-weight-asian="normal" style:font-size-complex="12pt" style:font-weight-complex="normal"/>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Monaco" fo:font-size="10.5pt" fo:letter-spacing="normal" fo:font-style="normal" fo:font-weight="normal" style:font-weight-asian="normal" style:font-weight-complex="normal"/>
    </style:style>
    <style:style style:name="T4" style:family="text">
      <style:text-properties fo:font-variant="normal" fo:text-transform="none" fo:color="#444444" style:font-name="Monaco" fo:font-size="10.5pt" fo:letter-spacing="normal" fo:font-style="normal" fo:font-weight="bold" style:font-size-asian="12pt" style:font-weight-asian="bold" style:font-size-complex="12pt" style:font-weight-complex="bold"/>
    </style:style>
    <style:style style:name="T5" style:family="text">
      <style:text-properties fo:font-variant="normal" fo:text-transform="none" fo:color="#444444" style:font-name="Monaco" fo:font-size="10.5pt" fo:letter-spacing="normal" fo:font-style="normal" fo:font-weight="bold" officeooo:rsid="000aab54" style:font-size-asian="12pt" style:font-weight-asian="bold" style:font-size-complex="12pt" style:font-weight-complex="bold"/>
    </style:style>
    <style:style style:name="T6" style:family="text">
      <style:text-properties fo:font-variant="normal" fo:text-transform="none" fo:color="#444444" style:font-name="FreeMono" fo:font-size="12pt" fo:letter-spacing="normal" fo:font-style="normal" fo:font-weight="bold" style:font-weight-asian="bold" style:font-weight-complex="bold"/>
    </style:style>
    <style:style style:name="T7" style:family="text">
      <style:text-properties fo:font-variant="normal" fo:text-transform="none" fo:color="#444444" style:font-name="FreeMono" fo:font-size="12pt" fo:letter-spacing="normal" fo:font-style="normal" fo:font-weight="bold" officeooo:rsid="0012f1e8" style:font-weight-asian="bold" style:font-weight-complex="bold"/>
    </style:style>
    <style:style style:name="T8" style:family="text">
      <style:text-properties fo:font-variant="normal" fo:text-transform="none" fo:color="#444444" style:font-name="FreeMono" fo:font-size="12pt" fo:letter-spacing="normal" fo:font-style="normal" fo:font-weight="bold" officeooo:rsid="0014a33a" style:font-weight-asian="bold" style:font-weight-complex="bold"/>
    </style:style>
    <style:style style:name="T9" style:family="text">
      <style:text-properties fo:font-variant="normal" fo:text-transform="none" fo:color="#3388dd"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fo:color="#3a3a3a" style:font-name="Liberation Serif" fo:font-size="12pt" fo:letter-spacing="normal" fo:font-style="normal" fo:font-weight="normal" officeooo:rsid="000f0874" style:font-size-asian="12pt" style:font-style-asian="normal" style:font-weight-asian="normal" style:font-size-complex="12pt" style:font-style-complex="normal" style:font-weight-complex="normal"/>
    </style:style>
    <style:style style:name="T11" style:family="text">
      <style:text-properties fo:font-variant="normal" fo:text-transform="none" fo:color="#3a3a3a" style:font-name="Liberation Serif" fo:font-size="12pt" fo:letter-spacing="normal" fo:font-style="normal" fo:font-weight="normal" officeooo:rsid="0020451d" style:font-size-asian="12pt" style:font-style-asian="normal" style:font-weight-asian="normal" style:font-size-complex="12pt" style:font-style-complex="normal" style:font-weight-complex="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style:font-name="FreeMono" fo:font-size="12pt" fo:letter-spacing="normal" fo:font-style="normal" fo:font-weight="normal" officeooo:rsid="000b3064"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3a3a3a" style:font-name="FreeMono" fo:font-size="12pt" fo:letter-spacing="normal" fo:font-style="normal" fo:font-weight="normal" officeooo:rsid="002d4bc2"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22222" style:font-name="arial" fo:font-size="9pt" fo:letter-spacing="normal" fo:font-style="normal" fo:font-weight="normal" officeooo:rsid="00535f02" style:font-weight-asian="normal" style:font-weight-complex="normal"/>
    </style:style>
    <style:style style:name="T16" style:family="text">
      <style:text-properties fo:font-variant="normal" fo:text-transform="none" fo:color="#222222" style:font-name="arial" fo:font-size="12pt" fo:letter-spacing="normal" fo:font-style="normal" fo:font-weight="normal" fo:background-color="#ffffff" loext:char-shading-value="0"/>
    </style:style>
    <style:style style:name="T17" style:family="text">
      <style:text-properties fo:font-variant="normal" fo:text-transform="none" fo:color="#1155cc" style:font-name="arial" fo:font-size="12pt" fo:letter-spacing="normal" fo:font-style="normal" fo:font-weight="normal" fo:background-color="#ffffff" loext:char-shading-value="0"/>
    </style:style>
    <style:style style:name="T18" style:family="text">
      <style:text-properties fo:font-variant="normal" fo:text-transform="none" fo:color="#1155cc" style:font-name="arial" fo:font-size="12pt" fo:letter-spacing="normal" fo:font-style="normal" fo:font-weight="normal" officeooo:rsid="00535f02" fo:background-color="#ffffff" loext:char-shading-value="0"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57beb3" style:font-weight-asian="bold" style:font-weight-complex="bold"/>
    </style:style>
    <style:style style:name="T22" style:family="text">
      <style:text-properties officeooo:rsid="0008fe7b"/>
    </style:style>
    <style:style style:name="T23" style:family="text">
      <style:text-properties style:text-underline-style="solid" style:text-underline-width="auto" style:text-underline-color="font-color"/>
    </style:style>
    <style:style style:name="T24" style:family="text">
      <style:text-properties style:font-name="Liberation Serif" fo:font-size="12pt" officeooo:rsid="00083742" style:font-size-asian="12pt" style:font-style-asian="normal" style:font-weight-asian="normal" style:font-size-complex="12pt" style:font-style-complex="normal" style:font-weight-complex="normal"/>
    </style:style>
    <style:style style:name="T25" style:family="text">
      <style:text-properties style:font-name="FreeMono"/>
    </style:style>
    <style:style style:name="T26" style:family="text">
      <style:text-properties style:font-name="FreeMono" fo:font-style="normal" fo:font-weight="normal" officeooo:rsid="0012f1e8" style:font-style-asian="normal" style:font-weight-asian="normal" style:font-style-complex="normal" style:font-weight-complex="normal"/>
    </style:style>
    <style:style style:name="T27" style:family="text">
      <style:text-properties style:font-name="FreeMono" fo:font-style="italic" fo:font-weight="normal" officeooo:rsid="0012f1e8" style:font-style-asian="italic" style:font-weight-asian="normal" style:font-style-complex="italic" style:font-weight-complex="normal"/>
    </style:style>
    <style:style style:name="T28" style:family="text">
      <style:text-properties style:font-name="FreeMono" officeooo:rsid="000bec68"/>
    </style:style>
    <style:style style:name="T29" style:family="text">
      <style:text-properties style:font-name="FreeMono" officeooo:rsid="000b3064"/>
    </style:style>
    <style:style style:name="T30" style:family="text">
      <style:text-properties officeooo:rsid="00236538"/>
    </style:style>
    <style:style style:name="T31" style:family="text">
      <style:text-properties officeooo:rsid="002a8319"/>
    </style:style>
    <style:style style:name="T32" style:family="text">
      <style:text-properties officeooo:rsid="002c0931"/>
    </style:style>
    <style:style style:name="T33" style:family="text">
      <style:text-properties fo:font-size="12pt" style:font-size-asian="12pt" style:font-size-complex="12pt"/>
    </style:style>
    <style:style style:name="T34" style:family="text">
      <style:text-properties officeooo:rsid="00327313"/>
    </style:style>
    <style:style style:name="T35" style:family="text">
      <style:text-properties officeooo:rsid="0033a591"/>
    </style:style>
    <style:style style:name="T36" style:family="text">
      <style:text-properties style:font-size-asian="12pt" style:font-size-complex="12pt"/>
    </style:style>
    <style:style style:name="T37" style:family="text">
      <style:text-properties officeooo:rsid="0008fe7b" style:font-size-asian="12pt" style:font-size-complex="12pt"/>
    </style:style>
    <style:style style:name="T38" style:family="text">
      <style:text-properties officeooo:rsid="004c4fdd" style:font-size-asian="12pt" style:font-size-complex="12pt"/>
    </style:style>
    <style:style style:name="T39" style:family="text">
      <style:text-properties fo:font-size="7pt" style:font-size-asian="7pt" style:font-size-complex="7pt"/>
    </style:style>
    <style:style style:name="T40" style:family="text">
      <style:text-properties fo:font-size="7pt" officeooo:rsid="004c4fdd" style:font-size-asian="7pt" style:font-size-complex="7pt"/>
    </style:style>
    <style:style style:name="T41" style:family="text">
      <style:text-properties officeooo:rsid="0057be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MAIL</text:h>
      <text:p text:style-name="P9"/>
      <text:p text:style-name="P10"><text:a xlink:type="simple" xlink:href="https://aws.amazon.com/" text:style-name="Internet_20_link" text:visited-style-name="Visited_20_Internet_20_Link">https://aws.amazon.com/</text:a></text:p>
      <text:p text:style-name="P10"/>
      <text:p text:style-name="P6">FleetTLCApp@gmail.com</text:p>
      <text:p text:style-name="P3"><text:bookmark-start text:name="__DdeLink__1067_2848705595"/><text:bookmark-start text:name="__DdeLink__1060_2848705595"/>Cowboys12$<text:bookmark-end text:name="__DdeLink__1067_2848705595"/><text:bookmark-end text:name="__DdeLink__1060_2848705595"/></text:p>
      <text:p text:style-name="P3"/>
      <text:p text:style-name="P8">EC2</text:p>
      <text:h text:style-name="Heading_20_2" text:outline-level="2">JASON</text:h>
      <text:p text:style-name="P2">Jason@cartlc.com</text:p>
      <text:p text:style-name="P2"><text:bookmark-start text:name="__DdeLink__1381_738102038"/><text:bookmark-start text:name="__DdeLink__1383_738102038"/>Cowboys12$<text:bookmark-end text:name="__DdeLink__1381_738102038"/><text:bookmark-end text:name="__DdeLink__1383_738102038"/></text:p>
      <text:p text:style-name="P2"/>
      <text:p text:style-name="P5">Jason Knupp</text:p>
      <text:p text:style-name="P7">1212 South State Street</text:p>
      <text:p text:style-name="P7">Chicago IL 60605</text:p>
      <text:p text:style-name="P4"/>
      <text:h text:style-name="Heading_20_2" text:outline-level="2">AWS Amazon Services:</text:h>
      <text:p text:style-name="P23"><text:span text:style-name="T37">A</text:span><text:span text:style-name="T36">WS:</text:span></text:p>
      <text:p text:style-name="P22"><text:a xlink:type="simple" xlink:href="https://us-east-2.console.aws.amazon.com/ec2/v2/home" text:style-name="Internet_20_link" text:visited-style-name="Visited_20_Internet_20_Link">https://us-east-2.console.aws.amazon.com/ec2/v2/home</text:a></text:p>
      <text:p text:style-name="P15">service@fleettlc.com</text:p>
      <text:p text:style-name="P15">jh285ME1$</text:p>
      <text:p text:style-name="Text_20_body"><text:span text:style-name="T24">Instance ID </text:span><text:a xlink:type="simple" xlink:href="https://us-east-2.console.aws.amazon.com/ec2/v2/home?region=us-east-2#Instances:search=i-0e663e1ced7ef4953;sort=instanceId" text:style-name="Internet_20_link" text:visited-style-name="Visited_20_Internet_20_Link"><text:span text:style-name="T9">i-0e663e1ced7ef4953</text:span></text:a><text:span text:style-name="T2"> </text:span></text:p>
      <text:p text:style-name="P31"><text:span text:style-name="T1">Machine: </text:span><text:span text:style-name="T3">ec2-52-14-227-141.us-east-2.compute.amazonaws.com</text:span></text:p>
      <text:p text:style-name="P21"><text:span text:style-name="T22">cp </text:span>FleetTLC.pem to ~/.ssh</text:p>
      <text:p text:style-name="P24"><text:span text:style-name="T37">chmod 444 ~/.ssh/FleetTLC.pem</text:span><text:span text:style-name="T38">V</text:span></text:p>
      <text:p text:style-name="P25">Changed: 18.217.15.185</text:p>
      <text:h text:style-name="Heading_20_2" text:outline-level="2">UBUNTU SERVER:</text:h>
      <text:h text:style-name="P86" text:outline-level="3"><text:span text:style-name="T5">W</text:span><text:span text:style-name="T4">hat I did to set up the environment</text:span></text:h>
      <text:p text:style-name="P41"><text:span text:style-name="T40">OLD: </text:span><text:span text:style-name="T39">ssh -i ~/.ssh/FleetTLC.pem </text:span><text:a xlink:type="simple" xlink:href="mailto:ubuntu@ec2-13-58-198-91.us-east-2.compute.amazonaws.com" text:style-name="Internet_20_link" text:visited-style-name="Visited_20_Internet_20_Link"><text:span text:style-name="T39">ubuntu@ec2-13-58-198-91.us-east-2.compute.amazonaws.com</text:span></text:a></text:p>
      <text:p text:style-name="P79">ssh -i "FleetTLC.pem" root@ec2-18-217-15-185.us-east-2.compute.amazonaws.com</text:p>
      <text:p text:style-name="P41"/>
      <text:p text:style-name="P36">sudo apt-get update</text:p>
      <text:p text:style-name="P36">sudo apt-get install default-jdk</text:p>
      <text:p text:style-name="P36"><text:soft-page-break/>sudo apt-get install mysql-server</text:p>
      <text:p text:style-name="P62">MySql Admin Root Password: <text:span text:style-name="T19">cowboy</text:span></text:p>
      <text:p text:style-name="P52">sudo mysql_secure_installation</text:p>
      <text:p text:style-name="P52">sudo apt-get install apache2</text:p>
      <text:p text:style-name="P53"><text:span text:style-name="T10">Used this value to add this line “ServerName </text:span><text:span text:style-name="T11">13.58.198.91</text:span><text:span text:style-name="T10">” to the bottom:</text:span></text:p>
      <text:p text:style-name="P26">sudo vi /etc/apache2/apache2.conf</text:p>
      <text:p text:style-name="P26">sudo systemctl restart apache2</text:p>
      <text:p text:style-name="P26">sudo ufw allow in "Apache Full"</text:p>
      <text:p text:style-name="P43"/>
      <text:h text:style-name="Heading_20_3" text:outline-level="3">PHP MyAdmin</text:h>
      <text:p text:style-name="P37">sudo apt-get install phpmyadmin php-mbstring php-gettext</text:p>
      <text:p text:style-name="P37">sudo phpenmod mcrypt</text:p>
      <text:p text:style-name="P37">sudo phpenmod mbstring</text:p>
      <text:p text:style-name="P38">Login: root/cartlc<text:tab/></text:p>
      <text:p text:style-name="P39">Super hard to set this password had to do this:</text:p>
      <text:p text:style-name="P64">cd /var/run </text:p>
      <text:p text:style-name="P64">sudo cp -rp mysqld mysqld.bak </text:p>
      <text:p text:style-name="P64">sudo service mysql stop </text:p>
      <text:p text:style-name="P64">sudo mv mysqld.bak mysqld </text:p>
      <text:p text:style-name="P64">sudo mysqld_safe --skip-grant-tables --skip-networking &amp; </text:p>
      <text:p text:style-name="P63"><text:span text:style-name="T31">mysql -u root </text:span><text:tab/></text:p>
      <text:p text:style-name="P64">mysql&gt; FLUSH PRIVILEGES;</text:p>
      <text:p text:style-name="P64">mysql&gt; SET PASSWORD FOR root@'localhost' = PASSWORD('cartlc');</text:p>
      <text:p text:style-name="P40">Ultimately found from /var/log/mysql/error.log that there were TWO mysqld running. Had to kill one.</text:p>
      <text:p text:style-name="P20">Jeff did:</text:p>
      <text:list xml:id="list2528327356" text:style-name="L1">
        <text:list-item>
          <text:p text:style-name="P84">Added mysql port 3306 to the security group which will allow remote connections.</text:p>
        </text:list-item>
        <text:list-item>
          <text:p text:style-name="P84">Edited the file mysqld.cnf file and changed the line 'bind-address = 127.0.0.1' to 'bind-address = 0.0.0.0'.  This changes the mysql config to accept remote connections.  Server file path:  /etc/mysql/mysql.conf.d -  I restarted mysql after making the change.</text:p>
        </text:list-item>
        <text:list-item>
          <text:p text:style-name="P84">Looking at the user accounts (logging into mysql from the SSH terminal, and ran 'select* from mysql.user'), I verified the current mysql user login permissions - local machine and/or <text:soft-page-break/>remotely.<text:line-break/>Users &amp; access privileges:<text:line-break/>root :  localhost only<text:line-break/>cartlc : localhost &amp; remote access<text:line-break/>admin : remote only<text:line-break/>phpmyadmin : localhost only</text:p>
        </text:list-item>
      </text:list>
      <text:p text:style-name="P11"><text:line-break/></text:p>
      <text:p text:style-name="P33"><text:span text:style-name="T23">AWS</text:span> </text:p>
      <text:p text:style-name="P42"><text:span text:style-name="T26">IAM User:</text:span><text:span text:style-name="T27"> </text:span><text:bookmark-start text:name="__DdeLink__1175_706750326"/><text:span text:style-name="Strong_20_Emphasis"><text:span text:style-name="Source_20_Text"><text:span text:style-name="T6">Administrator</text:span></text:span></text:span><text:bookmark-end text:name="__DdeLink__1175_706750326"/><text:span text:style-name="Strong_20_Emphasis"><text:span text:style-name="Source_20_Text"><text:span text:style-name="T6"> / </text:span></text:span></text:span><text:span text:style-name="Strong_20_Emphasis"><text:span text:style-name="Source_20_Text"><text:span text:style-name="T7">cowboy</text:span></text:span></text:span></text:p>
      <text:p text:style-name="P42"><text:span text:style-name="Source_20_Text"><text:span text:style-name="T7">Account: 915506122745</text:span></text:span></text:p>
      <text:p text:style-name="P44"><text:a xlink:type="simple" xlink:href="http://13.58.198.91/" text:style-name="Internet_20_link" text:visited-style-name="Visited_20_Internet_20_Link"><text:span text:style-name="Source_20_Text"><text:span text:style-name="T8">http://13.58.198.91</text:span></text:span></text:a></text:p>
      <text:p text:style-name="P32"><text:a xlink:type="simple" xlink:href="http://fleettlc.arqnetworks.com/" text:style-name="Internet_20_link" text:visited-style-name="Visited_20_Internet_20_Link"><text:span text:style-name="T25">http://fleettlc.arqnetworks.com</text:span></text:a></text:p>
      <text:p text:style-name="P28"/>
      <text:p text:style-name="P16">Allowing the outside world to reach 13.58.198.91:</text:p>
      <text:p text:style-name="P19">Added a security group to the instance with inbounds rules such that it allowed traffic from all sources.</text:p>
      <text:p text:style-name="P17">PICTURE BUCKET LOCATION:</text:p>
      <text:p text:style-name="P17">https://s3.console.aws.amazon.com/s3/home?region=us-east-2#</text:p>
      <text:h text:style-name="P85" text:outline-level="2">Play Setup:</text:h>
      <text:p text:style-name="P18">SBT:</text:p>
      <text:p text:style-name="P27">echo "deb https://dl.bintray.com/sbt/debian /" | sudo tee -a /etc/apt/sources.list.d/sbt.list </text:p>
      <text:p text:style-name="P27">sudo apt-key adv --keyserver hkp://keyserver.ubuntu.com:80 --recv 2EE0EA64E40A89B84B2DF73499E82A75642AC823 </text:p>
      <text:p text:style-name="P27">sudo apt-get update </text:p>
      <text:p text:style-name="P27">sudo apt-get install sbt </text:p>
      <text:p text:style-name="P27"/>
      <text:h text:style-name="P87" text:outline-level="3">Apache</text:h>
      <text:p text:style-name="P58"><text:s/></text:p>
      <text:p text:style-name="P58">Running as proxy only for port :80 </text:p>
      <text:p text:style-name="P58">redirecting all traffic to port :9000</text:p>
      <text:p text:style-name="P58"/>
      <text:p text:style-name="P58"><text:span text:style-name="T30">For</text:span> /etc/apache2/sites-available/000-default.conf</text:p>
      <text:p text:style-name="P58">This was added:</text:p>
      <text:p text:style-name="P58"/>
      <text:p text:style-name="P54">LoadModule proxy_module modules/mod_proxy.so</text:p>
      <text:p text:style-name="P59">LoadModule proxy_http_module modules/mod_proxy_http.so</text:p>
      <text:p text:style-name="P59"/>
      <text:p text:style-name="P59">&lt;VirtualHost *:80&gt;</text:p>
      <text:p text:style-name="P59"><text:soft-page-break/><text:tab/>...</text:p>
      <text:p text:style-name="P59"><text:tab/><text:bookmark-start text:name="__DdeLink__327_1282433638"/>ProxyPreserveHost On</text:p>
      <text:p text:style-name="P60"><text:s text:c="6"/>ProxyPassMatch ^/phpmyadmin ! </text:p>
      <text:p text:style-name="P59"><text:tab/>ProxyPass / http://127.0.0.1:9000/</text:p>
      <text:p text:style-name="P59"><text:tab/>ProxyPassReverse / http://127.0.0.1:9000/<text:bookmark-end text:name="__DdeLink__327_1282433638"/></text:p>
      <text:p text:style-name="P59">&lt;/VirtualHost&gt;</text:p>
      <text:p text:style-name="P65"/>
      <text:p text:style-name="P77">In order to get that going the following needed to be done:</text:p>
      <text:p text:style-name="P77"/>
      <text:p text:style-name="P12">sudo a2enmod proxy<text:tab/></text:p>
      <text:p text:style-name="P66">sudo a2enmod proxy_http</text:p>
      <text:p text:style-name="P66"><text:bookmark-start text:name="__DdeLink__260_1574904855"/>sudo service apache2 restart<text:bookmark-end text:name="__DdeLink__260_1574904855"/></text:p>
      <text:p text:style-name="P66"/>
      <text:h text:style-name="Heading_20_3" text:outline-level="3"><text:span text:style-name="T32">MySQL </text:span>Database Setup</text:h>
      <text:p text:style-name="P45">Created a database within phpmyadmin with latin1_swedish_ci</text:p>
      <text:p text:style-name="P45"/>
      <text:p text:style-name="P78">mysql&gt; <text:bookmark-start text:name="__DdeLink__685_1574904855"/>GRANT ALL PRIVILEGES ON cartlc.* TO 'cartlc'@'%' IDENTIFIED BY 'cart<text:span text:style-name="T34">lc</text:span>' WITH GRANT OPTION;</text:p>
      <text:p text:style-name="P78">GRANT ALL PRIVILEGES</text:p>
      <text:p text:style-name="P78">ON cartlc.*</text:p>
      <text:p text:style-name="P78">TO 'cart<text:span text:style-name="T34">lc</text:span>'@'%'</text:p>
      <text:p text:style-name="P61">IDENTIFIED BY 'cart<text:span text:style-name="T34">lc</text:span>';<text:bookmark-end text:name="__DdeLink__685_1574904855"/></text:p>
      <text:p text:style-name="P61"/>
      <text:p text:style-name="P61"/>
      <text:p text:style-name="P71">vi /etc/apache2/conf-available/phpmyadmin.conf</text:p>
      <text:p text:style-name="P71">Added 'AllowOveride All' line beneath 'DirectoryIndex' index.php line</text:p>
      <text:p text:style-name="P71">sudo systemctl restart apache2</text:p>
      <text:p text:style-name="P71"/>
      <text:p text:style-name="P75">Created /usr/share/phpmyadmin/.htaccess</text:p>
      <text:p text:style-name="P71"/>
      <text:p text:style-name="P71"><text:span text:style-name="Source_20_Text"><text:span text:style-name="T12">AuthType Basic</text:span></text:span></text:p>
      <text:p text:style-name="P80"><text:span text:style-name="Source_20_Text"><text:span text:style-name="T12">AuthName "Restricted Files"</text:span></text:span></text:p>
      <text:p text:style-name="P80"><text:span text:style-name="Source_20_Text"><text:span text:style-name="T12">AuthUserFile /etc/phpmyadmin/.htpasswd</text:span></text:span></text:p>
      <text:p text:style-name="P81"><text:span text:style-name="Source_20_Text"><text:span text:style-name="T12">Require valid-user</text:span></text:span></text:p>
      <text:p text:style-name="P83"/>
      <text:p text:style-name="P83"><text:span text:style-name="T28">s</text:span><text:span text:style-name="T29">udo htpasswd -c /etc/phpmyadmin/.htpasswd cartlc</text:span></text:p>
      <text:p text:style-name="P81"><text:span text:style-name="Source_20_Text"><text:span text:style-name="T13">p/w: cartcl</text:span></text:span></text:p>
      <text:p text:style-name="P81"/>
      <text:p text:style-name="P82"><text:span text:style-name="Source_20_Text"><text:span text:style-name="T14">THIS INSTALLS ANOTHER PASSWORD: cartlc/cartlc</text:span></text:span></text:p>
      <text:p text:style-name="P71"/>
      <text:p text:style-name="P68">===</text:p>
      <text:p text:style-name="P67">Added these lines to the .bashrc:</text:p>
      <text:p text:style-name="P72"/>
      <text:p text:style-name="P72">APPLICATION_SECRET="=nIQLAt2&gt;&lt;hOkf@;2tf[I\`rhKrtNk2IyhQJbXhCsi04BX[Jd&gt;TFdAoEm@nQoK16=" </text:p>
      <text:p text:style-name="P72">export APPLICATION_SECRET </text:p>
      <text:p text:style-name="P72"/>
      <text:p text:style-name="P72">ACTIVE=~/server/active/play-0.0.1-SNAPSHOT/bin/play </text:p>
      <text:p text:style-name="P72">alias run-server="$ACTIVE -Dplay.evolutions.db.default.autoApply=true <text:soft-page-break/>-Dplay.evolutions.db.default.autoApplyDowns=true -Dplay -Dplay.crypto.secret='${APPLICATION_SECRET}'" </text:p>
      <text:p text:style-name="P72"/>
      <text:p text:style-name="P67"><text:span text:style-name="T33">alias kill-server='kill `cat ./server/active/play-0.0.1-SNAPSHOT/RUNNING_PID`</text:span>' </text:p>
      <text:p text:style-name="P67"/>
      <text:p text:style-name="P68">===</text:p>
      <text:p text:style-name="P68"/>
      <text:p text:style-name="P68">From within phpmyadmin I did an IMPORT of create_tables.sql</text:p>
      <text:p text:style-name="P69">Before this I could not see phpmyadmin database.</text:p>
      <text:p text:style-name="P68"/>
      <text:p text:style-name="P68"/>
      <text:h text:style-name="Heading_20_3" text:outline-level="3">Amazon S3</text:h>
      <text:p text:style-name="Text_20_body"/>
      <text:p text:style-name="P29">IAM User: cartlc-download</text:p>
      <text:p text:style-name="P29">AmazonS3FullAccess</text:p>
      <text:p text:style-name="P29">Access Key ID: <text:span text:style-name="T41">&lt;&gt;</text:span></text:p>
      <text:p text:style-name="P29">Secret Access ID: <text:span text:style-name="T41">&lt;&gt;</text:span></text:p>
      <text:p text:style-name="P30">https://console.aws.amazon.com/cognito/home</text:p>
      <text:p text:style-name="P30">Manage Federated Identities</text:p>
      <text:p text:style-name="P30">FleetTLC</text:p>
      <text:p text:style-name="P30">Enable access to unauthenticated identities</text:p>
      <text:p text:style-name="P30">Allow</text:p>
      <text:p text:style-name="P20">"us-east-2:389282dd-de71-4849-a68b-2b126b3de5f3"</text:p>
      <text:p text:style-name="P20">Back in AmazonS3FullAccess attach this polity to all the users, especially: Cognito_FleetTLCUnauth_Role</text:p>
      <text:p text:style-name="P70"><text:span text:style-name="T20"/></text:p>
      <text:p text:style-name="P70"><text:span text:style-name="T20">~/.aws/credentials </text:span><text:span text:style-name="T21">(example)</text:span><text:span text:style-name="T20">:</text:span></text:p>
      <text:p text:style-name="P70"><text:bookmark-start text:name="__DdeLink__1394_738102038"/>[default] </text:p>
      <text:p text:style-name="P73">aws_access_key_id = AKIAI4M5MQRVOJXQGHFA </text:p>
      <text:p text:style-name="P73">aws_secret_access_key = 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<text:bookmark-end text:name="__DdeLink__1394_738102038"/></text:p>
      <text:p text:style-name="P70"/>
      <text:p text:style-name="P74">~/.aws/config:</text:p>
      <text:p text:style-name="P70"/>
      <text:p text:style-name="P70">[default] </text:p>
      <text:p text:style-name="P70">region = us-east-2 </text:p>
      <text:p text:style-name="P70"/>
      <text:p text:style-name="P76"/>
      <text:p text:style-name="P20"/>
      <text:h text:style-name="Heading_20_3" text:outline-level="3">If I never want to encrypt access</text:h>
      <text:p text:style-name="Standard">Server setup: <text:a xlink:type="simple" xlink:href="https://www.digitalocean.com/community/tutorials/how-to-secure-apache-with-let-s-encrypt-on-ubuntu-16-04" office:target-frame-name="_blank" xlink:show="new" text:style-name="Internet_20_link" text:visited-style-name="Visited_20_Internet_20_Link">https://www.digitalocean.com/</text:a></text:p>
      <text:p text:style-name="Text_20_body"/>
      <text:h text:style-name="P88" text:outline-level="3"><text:soft-page-break/>REBOOT</text:h>
      <text:p text:style-name="P46">Added the following line in /etc/crontab:</text:p>
      <text:p text:style-name="P46">@reboot <text:span text:style-name="T35">ubuntu</text:span> /home/ubuntu/bin/run_server </text:p>
      <text:p text:style-name="P47">The run_server script can be found in server/admin/scripts</text:p>
      <text:p text:style-name="P47"/>
      <text:h text:style-name="P89" text:outline-level="3">Play Store Upload</text:h>
      <text:p text:style-name="P48"><text:bookmark-start text:name="__DdeLink__523_2937519342"/><text:a xlink:type="simple" xlink:href="mailto:Josheidenberg@gmail.com" text:style-name="Internet_20_link" text:visited-style-name="Visited_20_Internet_20_Link">Josheidenberg@gmail.com</text:a></text:p>
      <text:p text:style-name="P48">Creative3!</text:p>
      <text:p text:style-name="P49"><text:bookmark-start text:name="__DdeLink__1110_1135376527"/><text:a xlink:type="simple" xlink:href="https://play.google.com/apps/publish" text:style-name="Internet_20_link" text:visited-style-name="Visited_20_Internet_20_Link">https://play.google.com/apps/publish</text:a><text:bookmark-end text:name="__DdeLink__1110_1135376527"/><text:bookmark-end text:name="__DdeLink__523_2937519342"/></text:p>
      <text:p text:style-name="P49"/>
      <text:p text:style-name="P49"/>
      <text:p text:style-name="P34">UPGRADE:</text:p>
      <text:p text:style-name="P50"/>
      <text:p text:style-name="P13">And I'm happy to help with the resize (I have the credentials) or you can do this easily.  It will require stopping the vm for the short period it will take to resize (do this through the AWS ec2 console), Once the vm has stopped, run through these steps also from the AWS ec2 console:</text:p>
      <text:p text:style-name="P55"/>
      <text:p text:style-name="P55">1) click the box to the left of the vm you want to resize to select it, then click the 'Actions' dropdown (along the top)</text:p>
      <text:p text:style-name="P55">2) from the 'Actions' dropdown, click 'Instance Settings' -&gt; 'Instance type'</text:p>
      <text:p text:style-name="P55">3) from the 'Instance type' dropdown, choose the instance size you want to move to.  click apply - that's it, you have resized the vm.</text:p>
      <text:p text:style-name="P55">4) then from the 'Actions' dropdown, click 'Instance state' -&gt; 'start'</text:p>
      <text:p text:style-name="P55">5) your server will then startup in the new size.</text:p>
      <text:p text:style-name="P34"/>
      <text:p text:style-name="P35">THEN:</text:p>
      <text:p text:style-name="P51">After the above is done, or anytime the server is STOPPED and RESTARTED</text:p>
      <text:p text:style-name="P51">You have to remap </text:p>
      <text:p text:style-name="P14"><text:a xlink:type="simple" xlink:href="http://fleetdev.arqnetworks.com/" office:target-frame-name="_blank" xlink:show="new" text:style-name="Internet_20_link" text:visited-style-name="Visited_20_Internet_20_Link"><text:span text:style-name="T18">http://fleetdev.arqnetworks.</text:span></text:a><text:span text:style-name="T15">:</text:span></text:p>
      <text:p text:style-name="P57"><text:a xlink:type="simple" xlink:href="http://fleettlc.arqnetworks.com/" office:target-frame-name="_blank" xlink:show="new" text:style-name="Internet_20_link" text:visited-style-name="Visited_20_Internet_20_Link"><text:span text:style-name="T17">http://fleettlc.arqnetworks.</text:span></text:a><text:span text:style-name="T16">:</text:span></text:p>
      <text:p text:style-name="P5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1:03:12.411789029</meta:creation-date>
    <meta:generator>LibreOffice/6.2.8.2$Linux_X86_64 LibreOffice_project/20$Build-2</meta:generator>
    <dc:date>2020-09-12T09:54:27.616402104</dc:date>
    <meta:editing-duration>P3DT9H26M37S</meta:editing-duration>
    <meta:editing-cycles>67</meta:editing-cycles>
    <meta:document-statistic meta:table-count="0" meta:image-count="0" meta:object-count="0" meta:page-count="6" meta:paragraph-count="159" meta:word-count="770" meta:character-count="6268" meta:non-whitespace-character-count="5615"/>
  </office:meta>
</office:document-meta>
</file>